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17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9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57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000000"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number-columns-repeated="2" table:default-cell-style-name="ce66"/>
        <table:table-column table:style-name="co6" table:number-columns-repeated="1008" table:default-cell-style-name="ce13"/>
        <table:table-row table:style-name="ro1">
          <table:table-cell table:style-name="ce1" office:value-type="string" calcext:value-type="string" table:number-columns-spanned="14" table:number-rows-spanned="1">
            <text:p>Measurements</text:p>
          </table:table-cell>
          <table:covered-table-cell table:number-columns-repeated="7" table:style-name="ce5"/>
          <table:covered-table-cell table:style-name="ce49"/>
          <table:covered-table-cell table:number-columns-repeated="2" table:style-name="ce57"/>
          <table:covered-table-cell table:number-columns-repeated="3" table:style-name="ce49"/>
          <table:table-cell table:style-name="ce57" table:number-columns-repeated="2"/>
          <table:table-cell table:style-name="ce2" table:number-columns-repeated="1007"/>
        </table:table-row>
        <table:table-row table:style-name="ro2"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Input Source</text:p>
          </table:table-cell>
          <table:table-cell table:style-name="ce5" office:value-type="string" calcext:value-type="string">
            <text:p>Measurement styl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Measurement</text:p>
            <text:p> Duration [s]</text:p>
          </table:table-cell>
          <table:table-cell table:style-name="ce5" office:value-type="string" calcext:value-type="string">
            <text:p>Average Power [w]</text:p>
          </table:table-cell>
          <table:table-cell table:style-name="ce5" office:value-type="string" calcext:value-type="string">
            <text:p>Energy consumed [J]</text:p>
          </table:table-cell>
          <table:table-cell table:style-name="ce49" office:value-type="string" calcext:value-type="string">
            <text:p>Energy Consumed [Wh] <text:s/></text:p>
          </table:table-cell>
          <table:table-cell table:style-name="ce57" office:value-type="string" calcext:value-type="string">
            <text:p>Average FPS</text:p>
          </table:table-cell>
          <table:table-cell table:style-name="ce57" office:value-type="string" calcext:value-type="string">
            <text:p>Frame Count</text:p>
          </table:table-cell>
          <table:table-cell table:style-name="ce49" office:value-type="string" calcext:value-type="string">
            <text:p>Energy consumed </text:p>
            <text:p>Per frame [J/frame]</text:p>
          </table:table-cell>
          <table:table-cell table:style-name="ce49" office:value-type="string" calcext:value-type="string">
            <text:p>Energy consumed</text:p>
            <text:p> Per frame [Wh/frame]</text:p>
          </table:table-cell>
          <table:table-cell table:style-name="ce49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57" office:value-type="string" calcext:value-type="string">
            <text:p>Average FPS</text:p>
            <text:p>MEASUREMENT</text:p>
            <text:p>AVERAGED</text:p>
          </table:table-cell>
          <table:table-cell table:style-name="ce57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15" office:value-type="string" calcext:value-type="string" table:number-columns-spanned="1" table:number-rows-spanned="15">
            <text:p>YoloV5n</text:p>
            <text:p>(640 x 640)</text:p>
          </table:table-cell>
          <table:table-cell table:style-name="ce15" office:value-type="string" calcext:value-type="string" table:number-columns-spanned="1" table:number-rows-spanned="10">
            <text:p>COCO2017 </text:p>
            <text:p>VAL</text:p>
          </table:table-cell>
          <table:table-cell table:style-name="ce1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15" office:value-type="string" calcext:value-type="string" table:number-columns-spanned="1" table:number-rows-spanned="1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7"/>
          <table:table-cell table:style-name="ce51" table:formula="of:=ROUND([.H3]/3600;5)" office:value-type="float" office:value="0" calcext:value-type="float">
            <text:p>0</text:p>
          </table:table-cell>
          <table:table-cell table:style-name="ce59" table:number-columns-repeated="2"/>
          <table:table-cell table:style-name="ce51" table:formula="of:=ROUND([.H3]/[.K3];10)" office:value-type="string" office:string-value="" calcext:value-type="error">
            <text:p>#DIV/0!</text:p>
          </table:table-cell>
          <table:table-cell table:style-name="ce51" table:formula="of:=ROUND([.I3]/[.K3];10)" office:value-type="string" office:string-value="" calcext:value-type="error">
            <text:p>#DIV/0!</text:p>
          </table:table-cell>
          <table:table-cell table:style-name="ce51" table:formula="of:=ROUND(([.I3]/[.K3])*1000;4)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51" table:formula="of:=ROUND([.H4]/3600;5)" office:value-type="float" office:value="0" calcext:value-type="float">
            <text:p>0</text:p>
          </table:table-cell>
          <table:table-cell table:style-name="ce59" table:number-columns-repeated="2"/>
          <table:table-cell table:style-name="ce51" table:formula="of:=ROUND([.H4]/[.K4];10)" office:value-type="string" office:string-value="" calcext:value-type="error">
            <text:p>#DIV/0!</text:p>
          </table:table-cell>
          <table:table-cell table:style-name="ce51" table:formula="of:=ROUND([.I4]/[.K4];10)" office:value-type="string" office:string-value="" calcext:value-type="error">
            <text:p>#DIV/0!</text:p>
          </table:table-cell>
          <table:table-cell table:style-name="ce51" table:formula="of:=ROUND(([.I4]/[.K4])*1000;4)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51" table:formula="of:=ROUND([.H5]/3600;5)" office:value-type="float" office:value="0" calcext:value-type="float">
            <text:p>0</text:p>
          </table:table-cell>
          <table:table-cell table:style-name="ce59" table:number-columns-repeated="2"/>
          <table:table-cell table:style-name="ce51" table:formula="of:=ROUND([.H5]/[.K5];10)" office:value-type="string" office:string-value="" calcext:value-type="error">
            <text:p>#DIV/0!</text:p>
          </table:table-cell>
          <table:table-cell table:style-name="ce51" table:formula="of:=ROUND([.I5]/[.K5];10)" office:value-type="string" office:string-value="" calcext:value-type="error">
            <text:p>#DIV/0!</text:p>
          </table:table-cell>
          <table:table-cell table:style-name="ce51" table:formula="of:=ROUND(([.I5]/[.K5])*1000;4)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style-name="ce51" table:formula="of:=ROUND([.H6]/3600;5)" office:value-type="float" office:value="0" calcext:value-type="float">
            <text:p>0</text:p>
          </table:table-cell>
          <table:table-cell table:style-name="ce59" table:number-columns-repeated="2"/>
          <table:table-cell table:style-name="ce51" table:formula="of:=ROUND([.H6]/[.K6];10)" office:value-type="string" office:string-value="" calcext:value-type="error">
            <text:p>#DIV/0!</text:p>
          </table:table-cell>
          <table:table-cell table:style-name="ce51" table:formula="of:=ROUND([.I6]/[.K6];10)" office:value-type="string" office:string-value="" calcext:value-type="error">
            <text:p>#DIV/0!</text:p>
          </table:table-cell>
          <table:table-cell table:style-name="ce51" table:formula="of:=ROUND(([.I6]/[.K6])*1000;4)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style-name="ce51" table:formula="of:=ROUND([.H7]/3600;5)" office:value-type="float" office:value="0" calcext:value-type="float">
            <text:p>0</text:p>
          </table:table-cell>
          <table:table-cell table:style-name="ce59" table:number-columns-repeated="2"/>
          <table:table-cell table:style-name="ce51" table:formula="of:=ROUND([.H7]/[.K7];10)" office:value-type="string" office:string-value="" calcext:value-type="error">
            <text:p>#DIV/0!</text:p>
          </table:table-cell>
          <table:table-cell table:style-name="ce51" table:formula="of:=ROUND([.I7]/[.K7];10)" office:value-type="string" office:string-value="" calcext:value-type="error">
            <text:p>#DIV/0!</text:p>
          </table:table-cell>
          <table:table-cell table:style-name="ce51" table:formula="of:=ROUND(([.I7]/[.K7])*1000;4)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ce2" table:number-columns-repeated="1007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17"/>
          <table:covered-table-cell table:style-name="ce15"/>
          <table:table-cell table:style-name="ce43" office:value-type="string" calcext:value-type="string" table:number-columns-spanned="1" table:number-rows-spanned="10">
            <text:p>On LynSyn Status</text:p>
          </table:table-cell>
          <table:covered-table-cell table:style-name="ce43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7" office:value-type="float" office:value="134.138" calcext:value-type="float">
            <text:p>134.138</text:p>
          </table:table-cell>
          <table:table-cell table:style-name="ce51" table:formula="of:=ROUND([.H8]/3600;5)" office:value-type="float" office:value="0.03726" calcext:value-type="float">
            <text:p>0.03726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[.H8]/[.K8];10)" office:value-type="float" office:value="0.5883245614" calcext:value-type="float">
            <text:p>0.5883245614</text:p>
          </table:table-cell>
          <table:table-cell table:style-name="ce51" table:formula="of:=ROUND([.I8]/[.K8];10)" office:value-type="float" office:value="0.0001634211" calcext:value-type="float">
            <text:p>0.0001634211</text:p>
          </table:table-cell>
          <table:table-cell table:style-name="ce51" table:formula="of:=ROUND(([.I8]/[.K8])*1000;4)" office:value-type="float" office:value="0.1634" calcext:value-type="float">
            <text:p>0.1634</text:p>
          </table:table-cell>
          <table:table-cell table:style-name="ce73" table:formula="of:=AVERAGE([.J8:.J12])" office:value-type="float" office:value="11.672" calcext:value-type="float" table:number-columns-spanned="1" table:number-rows-spanned="5">
            <text:p>11.672</text:p>
          </table:table-cell>
          <table:table-cell table:style-name="ce73" table:formula="of:=AVERAGE([.N8:.N12])" office:value-type="float" office:value="0.16094" calcext:value-type="float" table:number-columns-spanned="1" table:number-rows-spanned="5">
            <text:p>0.16094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7" office:value-type="float" office:value="135.285" calcext:value-type="float">
            <text:p>135.285</text:p>
          </table:table-cell>
          <table:table-cell table:style-name="ce51" table:formula="of:=ROUND([.H9]/3600;5)" office:value-type="float" office:value="0.03758" calcext:value-type="float">
            <text:p>0.03758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[.H9]/[.K9];10)" office:value-type="float" office:value="0.5933552632" calcext:value-type="float">
            <text:p>0.5933552632</text:p>
          </table:table-cell>
          <table:table-cell table:style-name="ce51" table:formula="of:=ROUND([.I9]/[.K9];10)" office:value-type="float" office:value="0.0001648246" calcext:value-type="float">
            <text:p>0.0001648246</text:p>
          </table:table-cell>
          <table:table-cell table:style-name="ce51" table:formula="of:=ROUND(([.I9]/[.K9])*1000;4)" office:value-type="float" office:value="0.1648" calcext:value-type="float">
            <text:p>0.1648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7" office:value-type="float" office:value="269.776" calcext:value-type="float">
            <text:p>269.776</text:p>
          </table:table-cell>
          <table:table-cell table:style-name="ce51" table:formula="of:=ROUND([.H10]/3600;5)" office:value-type="float" office:value="0.07494" calcext:value-type="float">
            <text:p>0.07494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[.H10]/[.K10];10)" office:value-type="float" office:value="0.5703509514" calcext:value-type="float">
            <text:p>0.5703509514</text:p>
          </table:table-cell>
          <table:table-cell table:style-name="ce51" table:formula="of:=ROUND([.I10]/[.K10];10)" office:value-type="float" office:value="0.0001584355" calcext:value-type="float">
            <text:p>0.0001584355</text:p>
          </table:table-cell>
          <table:table-cell table:style-name="ce51" table:formula="of:=ROUND(([.I10]/[.K10])*1000;4)" office:value-type="float" office:value="0.1584" calcext:value-type="float">
            <text:p>0.1584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7" office:value-type="float" office:value="270.047" calcext:value-type="float">
            <text:p>270.047</text:p>
          </table:table-cell>
          <table:table-cell table:style-name="ce51" table:formula="of:=ROUND([.H11]/3600;5)" office:value-type="float" office:value="0.07501" calcext:value-type="float">
            <text:p>0.07501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[.H11]/[.K11];10)" office:value-type="float" office:value="0.5709238901" calcext:value-type="float">
            <text:p>0.5709238901</text:p>
          </table:table-cell>
          <table:table-cell table:style-name="ce51" table:formula="of:=ROUND([.I11]/[.K11];10)" office:value-type="float" office:value="0.0001585835" calcext:value-type="float">
            <text:p>0.0001585835</text:p>
          </table:table-cell>
          <table:table-cell table:style-name="ce51" table:formula="of:=ROUND(([.I11]/[.K11])*1000;4)" office:value-type="float" office:value="0.1586" calcext:value-type="float">
            <text:p>0.1586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7" office:value-type="float" office:value="408.198" calcext:value-type="float">
            <text:p>408.198</text:p>
          </table:table-cell>
          <table:table-cell table:style-name="ce51" table:formula="of:=ROUND([.H12]/3600;5)" office:value-type="float" office:value="0.11339" calcext:value-type="float">
            <text:p>0.11339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[.H12]/[.K12];10)" office:value-type="float" office:value="0.5741181435" calcext:value-type="float">
            <text:p>0.5741181435</text:p>
          </table:table-cell>
          <table:table-cell table:style-name="ce51" table:formula="of:=ROUND([.I12]/[.K12];10)" office:value-type="float" office:value="0.0001594796" calcext:value-type="float">
            <text:p>0.0001594796</text:p>
          </table:table-cell>
          <table:table-cell table:style-name="ce51" table:formula="of:=ROUND(([.I12]/[.K12])*1000;4)" office:value-type="float" office:value="0.1595" calcext:value-type="float">
            <text:p>0.1595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19"/>
          <table:table-cell table:style-name="ce15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43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7" office:value-type="float" office:value="139.184" calcext:value-type="float">
            <text:p>139.184</text:p>
          </table:table-cell>
          <table:table-cell table:style-name="ce51" table:formula="of:=ROUND([.H13]/3600;5)" office:value-type="float" office:value="0.03866" calcext:value-type="float">
            <text:p>0.03866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[.H13]/[.K13];10)" office:value-type="float" office:value="0.5079708029" calcext:value-type="float">
            <text:p>0.5079708029</text:p>
          </table:table-cell>
          <table:table-cell table:style-name="ce51" table:formula="of:=ROUND([.I13]/[.K13];10)" office:value-type="float" office:value="0.0001410949" calcext:value-type="float">
            <text:p>0.0001410949</text:p>
          </table:table-cell>
          <table:table-cell table:style-name="ce51" table:formula="of:=ROUND(([.I13]/[.K13])*1000;4)" office:value-type="float" office:value="0.1411" calcext:value-type="float">
            <text:p>0.1411</text:p>
          </table:table-cell>
          <table:table-cell table:style-name="ce73" table:formula="of:=AVERAGE([.J13:.J17])" office:value-type="float" office:value="13.472" calcext:value-type="float" table:number-columns-spanned="1" table:number-rows-spanned="5">
            <text:p>13.472</text:p>
          </table:table-cell>
          <table:table-cell table:style-name="ce73" table:formula="of:=AVERAGE([.N13:.N17])" office:value-type="float" office:value="0.14276" calcext:value-type="float" table:number-columns-spanned="1" table:number-rows-spanned="5">
            <text:p>0.14276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7" office:value-type="float" office:value="138.116" calcext:value-type="float">
            <text:p>138.116</text:p>
          </table:table-cell>
          <table:table-cell table:style-name="ce51" table:formula="of:=ROUND([.H14]/3600;5)" office:value-type="float" office:value="0.03837" calcext:value-type="float">
            <text:p>0.03837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[.H14]/[.K14];10)" office:value-type="float" office:value="0.5096531365" calcext:value-type="float">
            <text:p>0.5096531365</text:p>
          </table:table-cell>
          <table:table-cell table:style-name="ce51" table:formula="of:=ROUND([.I14]/[.K14];10)" office:value-type="float" office:value="0.0001415867" calcext:value-type="float">
            <text:p>0.0001415867</text:p>
          </table:table-cell>
          <table:table-cell table:style-name="ce51" table:formula="of:=ROUND(([.I14]/[.K14])*1000;4)" office:value-type="float" office:value="0.1416" calcext:value-type="float">
            <text:p>0.1416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7" office:value-type="float" office:value="273.709" calcext:value-type="float">
            <text:p>273.709</text:p>
          </table:table-cell>
          <table:table-cell table:style-name="ce51" table:formula="of:=ROUND([.H15]/3600;5)" office:value-type="float" office:value="0.07603" calcext:value-type="float">
            <text:p>0.07603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[.H15]/[.K15];10)" office:value-type="float" office:value="0.5068685185" calcext:value-type="float">
            <text:p>0.5068685185</text:p>
          </table:table-cell>
          <table:table-cell table:style-name="ce51" table:formula="of:=ROUND([.I15]/[.K15];10)" office:value-type="float" office:value="0.0001407963" calcext:value-type="float">
            <text:p>0.0001407963</text:p>
          </table:table-cell>
          <table:table-cell table:style-name="ce51" table:formula="of:=ROUND(([.I15]/[.K15])*1000;4)" office:value-type="float" office:value="0.1408" calcext:value-type="float">
            <text:p>0.1408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7" office:value-type="float" office:value="278.984" calcext:value-type="float">
            <text:p>278.984</text:p>
          </table:table-cell>
          <table:table-cell table:style-name="ce51" table:formula="of:=ROUND([.H16]/3600;5)" office:value-type="float" office:value="0.0775" calcext:value-type="float">
            <text:p>0.0775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[.H16]/[.K16];10)" office:value-type="float" office:value="0.510959707" calcext:value-type="float">
            <text:p>0.510959707</text:p>
          </table:table-cell>
          <table:table-cell table:style-name="ce51" table:formula="of:=ROUND([.I16]/[.K16];10)" office:value-type="float" office:value="0.0001419414" calcext:value-type="float">
            <text:p>0.0001419414</text:p>
          </table:table-cell>
          <table:table-cell table:style-name="ce51" table:formula="of:=ROUND(([.I16]/[.K16])*1000;4)" office:value-type="float" office:value="0.1419" calcext:value-type="float">
            <text:p>0.1419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19"/>
          <table:covered-table-cell table:style-name="ce7"/>
          <table:covered-table-cell table:style-name="ce44"/>
          <table:covered-table-cell table:style-name="ce43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7" office:value-type="float" office:value="420.832" calcext:value-type="float">
            <text:p>420.832</text:p>
          </table:table-cell>
          <table:table-cell table:style-name="ce51" table:formula="of:=ROUND([.H17]/3600;5)" office:value-type="float" office:value="0.1169" calcext:value-type="float">
            <text:p>0.116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[.H17]/[.K17];10)" office:value-type="float" office:value="0.5340507614" calcext:value-type="float">
            <text:p>0.5340507614</text:p>
          </table:table-cell>
          <table:table-cell table:style-name="ce51" table:formula="of:=ROUND([.I17]/[.K17];10)" office:value-type="float" office:value="0.0001483503" calcext:value-type="float">
            <text:p>0.0001483503</text:p>
          </table:table-cell>
          <table:table-cell table:style-name="ce51" table:formula="of:=ROUND(([.I17]/[.K17])*1000;4)" office:value-type="float" office:value="0.1484" calcext:value-type="float">
            <text:p>0.1484</text:p>
          </table:table-cell>
          <table:covered-table-cell table:number-columns-repeated="2" table:style-name="ce59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table-cell table:style-name="ce26" office:value-type="string" calcext:value-type="string" table:number-columns-spanned="1" table:number-rows-spanned="10">
            <text:p>YoloV5s</text:p>
            <text:p><text:span text:style-name="T1">(640 x 640)</text:span></text:p>
          </table:table-cell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45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8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8]/[.K18];10)" office:value-type="float" office:value="1.2650940171" calcext:value-type="float">
            <text:p>1.2650940171</text:p>
          </table:table-cell>
          <table:table-cell table:style-name="ce70" table:formula="of:=ROUND([.I18]/[.K18];10)" office:value-type="float" office:value="0.000351453" calcext:value-type="float">
            <text:p>0.000351453</text:p>
          </table:table-cell>
          <table:table-cell table:style-name="ce70" table:formula="of:=ROUND(([.I18]/[.K18])*1000;4)" office:value-type="float" office:value="0.3515" calcext:value-type="float">
            <text:p>0.3515</text:p>
          </table:table-cell>
          <table:table-cell table:style-name="ce80" table:formula="of:=AVERAGE([.J18:.J22])" office:value-type="float" office:value="5.796" calcext:value-type="float" table:number-columns-spanned="1" table:number-rows-spanned="5">
            <text:p>5.796</text:p>
          </table:table-cell>
          <table:table-cell table:style-name="ce80" table:formula="of:=AVERAGE([.N18:.N22])" office:value-type="float" office:value="0.36252" calcext:value-type="float" table:number-columns-spanned="1" table:number-rows-spanned="5">
            <text:p>0.3625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6" office:value-type="float" office:value="149.315" calcext:value-type="float">
            <text:p>149.315</text:p>
          </table:table-cell>
          <table:table-cell table:style-name="ce70" table:formula="of:=ROUND([.H19]/3600;5)" office:value-type="float" office:value="0.04148" calcext:value-type="float">
            <text:p>0.04148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[.H19]/[.K19];10)" office:value-type="float" office:value="1.3097807018" calcext:value-type="float">
            <text:p>1.3097807018</text:p>
          </table:table-cell>
          <table:table-cell table:style-name="ce70" table:formula="of:=ROUND([.I19]/[.K19];10)" office:value-type="float" office:value="0.0003638596" calcext:value-type="float">
            <text:p>0.0003638596</text:p>
          </table:table-cell>
          <table:table-cell table:style-name="ce70" table:formula="of:=ROUND(([.I19]/[.K19])*1000;4)" office:value-type="float" office:value="0.3639" calcext:value-type="float">
            <text:p>0.3639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6" office:value-type="float" office:value="305.595" calcext:value-type="float">
            <text:p>305.595</text:p>
          </table:table-cell>
          <table:table-cell table:style-name="ce70" table:formula="of:=ROUND([.H20]/3600;5)" office:value-type="float" office:value="0.08489" calcext:value-type="float">
            <text:p>0.08489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[.H20]/[.K20];10)" office:value-type="float" office:value="1.3172198276" calcext:value-type="float">
            <text:p>1.3172198276</text:p>
          </table:table-cell>
          <table:table-cell table:style-name="ce70" table:formula="of:=ROUND([.I20]/[.K20];10)" office:value-type="float" office:value="0.0003659052" calcext:value-type="float">
            <text:p>0.0003659052</text:p>
          </table:table-cell>
          <table:table-cell table:style-name="ce70" table:formula="of:=ROUND(([.I20]/[.K20])*1000;4)" office:value-type="float" office:value="0.3659" calcext:value-type="float">
            <text:p>0.3659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306.207" calcext:value-type="float">
            <text:p>306.207</text:p>
          </table:table-cell>
          <table:table-cell table:style-name="ce70" table:formula="of:=ROUND([.H21]/3600;5)" office:value-type="float" office:value="0.08506" calcext:value-type="float">
            <text:p>0.08506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[.H21]/[.K21];10)" office:value-type="float" office:value="1.314193133" calcext:value-type="float">
            <text:p>1.314193133</text:p>
          </table:table-cell>
          <table:table-cell table:style-name="ce70" table:formula="of:=ROUND([.I21]/[.K21];10)" office:value-type="float" office:value="0.0003650644" calcext:value-type="float">
            <text:p>0.0003650644</text:p>
          </table:table-cell>
          <table:table-cell table:style-name="ce70" table:formula="of:=ROUND(([.I21]/[.K21])*1000;4)" office:value-type="float" office:value="0.3651" calcext:value-type="float">
            <text:p>0.3651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6" office:value-type="float" office:value="460.132" calcext:value-type="float">
            <text:p>460.132</text:p>
          </table:table-cell>
          <table:table-cell table:style-name="ce70" table:formula="of:=ROUND([.H22]/3600;5)" office:value-type="float" office:value="0.12781" calcext:value-type="float">
            <text:p>0.12781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[.H22]/[.K22];10)" office:value-type="float" office:value="1.3184297994" calcext:value-type="float">
            <text:p>1.3184297994</text:p>
          </table:table-cell>
          <table:table-cell table:style-name="ce70" table:formula="of:=ROUND([.I22]/[.K22];10)" office:value-type="float" office:value="0.0003662178" calcext:value-type="float">
            <text:p>0.0003662178</text:p>
          </table:table-cell>
          <table:table-cell table:style-name="ce70" table:formula="of:=ROUND(([.I22]/[.K22])*1000;4)" office:value-type="float" office:value="0.3662" calcext:value-type="float">
            <text:p>0.3662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27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45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6" office:value-type="float" office:value="153.812" calcext:value-type="float">
            <text:p>153.812</text:p>
          </table:table-cell>
          <table:table-cell table:style-name="ce70" table:formula="of:=ROUND([.H23]/3600;5)" office:value-type="float" office:value="0.04273" calcext:value-type="float">
            <text:p>0.04273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[.H23]/[.K23];10)" office:value-type="float" office:value="1.1741374046" calcext:value-type="float">
            <text:p>1.1741374046</text:p>
          </table:table-cell>
          <table:table-cell table:style-name="ce70" table:formula="of:=ROUND([.I23]/[.K23];10)" office:value-type="float" office:value="0.0003261832" calcext:value-type="float">
            <text:p>0.0003261832</text:p>
          </table:table-cell>
          <table:table-cell table:style-name="ce70" table:formula="of:=ROUND(([.I23]/[.K23])*1000;4)" office:value-type="float" office:value="0.3262" calcext:value-type="float">
            <text:p>0.3262</text:p>
          </table:table-cell>
          <table:table-cell table:style-name="ce80" table:formula="of:=AVERAGE([.J23:.J27])" office:value-type="float" office:value="6.524" calcext:value-type="float" table:number-columns-spanned="1" table:number-rows-spanned="5">
            <text:p>6.524</text:p>
          </table:table-cell>
          <table:table-cell table:style-name="ce80" table:formula="of:=AVERAGE([.N23:.N27])" office:value-type="float" office:value="0.32772" calcext:value-type="float" table:number-columns-spanned="1" table:number-rows-spanned="5">
            <text:p>0.3277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6" office:value-type="float" office:value="152.103" calcext:value-type="float">
            <text:p>152.103</text:p>
          </table:table-cell>
          <table:table-cell table:style-name="ce70" table:formula="of:=ROUND([.H24]/3600;5)" office:value-type="float" office:value="0.04225" calcext:value-type="float">
            <text:p>0.04225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[.H24]/[.K24];10)" office:value-type="float" office:value="1.1883046875" calcext:value-type="float">
            <text:p>1.1883046875</text:p>
          </table:table-cell>
          <table:table-cell table:style-name="ce70" table:formula="of:=ROUND([.I24]/[.K24];10)" office:value-type="float" office:value="0.0003300781" calcext:value-type="float">
            <text:p>0.0003300781</text:p>
          </table:table-cell>
          <table:table-cell table:style-name="ce70" table:formula="of:=ROUND(([.I24]/[.K24])*1000;4)" office:value-type="float" office:value="0.3301" calcext:value-type="float">
            <text:p>0.3301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6" office:value-type="float" office:value="310.039" calcext:value-type="float">
            <text:p>310.039</text:p>
          </table:table-cell>
          <table:table-cell table:style-name="ce70" table:formula="of:=ROUND([.H25]/3600;5)" office:value-type="float" office:value="0.08612" calcext:value-type="float">
            <text:p>0.0861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[.H25]/[.K25];10)" office:value-type="float" office:value="1.1788555133" calcext:value-type="float">
            <text:p>1.1788555133</text:p>
          </table:table-cell>
          <table:table-cell table:style-name="ce70" table:formula="of:=ROUND([.I25]/[.K25];10)" office:value-type="float" office:value="0.0003274525" calcext:value-type="float">
            <text:p>0.0003274525</text:p>
          </table:table-cell>
          <table:table-cell table:style-name="ce70" table:formula="of:=ROUND(([.I25]/[.K25])*1000;4)" office:value-type="float" office:value="0.3275" calcext:value-type="float">
            <text:p>0.3275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6" office:value-type="float" office:value="308.728" calcext:value-type="float">
            <text:p>308.728</text:p>
          </table:table-cell>
          <table:table-cell table:style-name="ce70" table:formula="of:=ROUND([.H26]/3600;5)" office:value-type="float" office:value="0.08576" calcext:value-type="float">
            <text:p>0.08576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[.H26]/[.K26];10)" office:value-type="float" office:value="1.178351145" calcext:value-type="float">
            <text:p>1.178351145</text:p>
          </table:table-cell>
          <table:table-cell table:style-name="ce70" table:formula="of:=ROUND([.I26]/[.K26];10)" office:value-type="float" office:value="0.0003273282" calcext:value-type="float">
            <text:p>0.0003273282</text:p>
          </table:table-cell>
          <table:table-cell table:style-name="ce70" table:formula="of:=ROUND(([.I26]/[.K26])*1000;4)" office:value-type="float" office:value="0.3273" calcext:value-type="float">
            <text:p>0.3273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27"/>
          <table:covered-table-cell table:number-columns-repeated="2" table:style-name="ce6"/>
          <table:covered-table-cell table:style-name="ce45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6" office:value-type="float" office:value="467.991" calcext:value-type="float">
            <text:p>467.991</text:p>
          </table:table-cell>
          <table:table-cell table:style-name="ce70" table:formula="of:=ROUND([.H27]/3600;5)" office:value-type="float" office:value="0.13" calcext:value-type="float">
            <text:p>0.13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[.H27]/[.K27];10)" office:value-type="float" office:value="1.1788186398" calcext:value-type="float">
            <text:p>1.1788186398</text:p>
          </table:table-cell>
          <table:table-cell table:style-name="ce70" table:formula="of:=ROUND([.I27]/[.K27];10)" office:value-type="float" office:value="0.0003274559" calcext:value-type="float">
            <text:p>0.0003274559</text:p>
          </table:table-cell>
          <table:table-cell table:style-name="ce70" table:formula="of:=ROUND(([.I27]/[.K27])*1000;4)" office:value-type="float" office:value="0.3275" calcext:value-type="float">
            <text:p>0.3275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table-cell table:style-name="ce28" office:value-type="string" calcext:value-type="string" table:number-columns-spanned="1" table:number-rows-spanned="10">
            <text:p>YoloV5m</text:p>
            <text:p><text:span text:style-name="T1">(640 x 640)</text:span></text:p>
          </table:table-cell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46" office:value-type="string" calcext:value-type="string" table:number-columns-spanned="1" table:number-rows-spanned="10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10" office:value-type="float" office:value="157.318" calcext:value-type="float">
            <text:p>157.318</text:p>
          </table:table-cell>
          <table:table-cell table:style-name="ce79" table:formula="of:=ROUND([.H28]/3600;5)" office:value-type="float" office:value="0.0437" calcext:value-type="float">
            <text:p>0.0437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8]/[.K28];10)" office:value-type="float" office:value="2.8603272727" calcext:value-type="float">
            <text:p>2.8603272727</text:p>
          </table:table-cell>
          <table:table-cell table:style-name="ce79" table:formula="of:=ROUND([.I28]/[.K28];10)" office:value-type="float" office:value="0.0007945455" calcext:value-type="float">
            <text:p>0.0007945455</text:p>
          </table:table-cell>
          <table:table-cell table:style-name="ce79" table:formula="of:=ROUND(([.I28]/[.K28])*1000;4)" office:value-type="float" office:value="0.7945" calcext:value-type="float">
            <text:p>0.7945</text:p>
          </table:table-cell>
          <table:table-cell table:style-name="ce82" table:formula="of:=AVERAGE([.J28:.J32])" office:value-type="float" office:value="2.67" calcext:value-type="float" table:number-columns-spanned="1" table:number-rows-spanned="5">
            <text:p>2.67</text:p>
          </table:table-cell>
          <table:table-cell table:style-name="ce82" table:formula="of:=AVERAGE([.N28:.N32])" office:value-type="float" office:value="0.8207" calcext:value-type="float" table:number-columns-spanned="1" table:number-rows-spanned="5">
            <text:p>0.8207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10" office:value-type="float" office:value="158.233" calcext:value-type="float">
            <text:p>158.233</text:p>
          </table:table-cell>
          <table:table-cell table:style-name="ce79" table:formula="of:=ROUND([.H29]/3600;5)" office:value-type="float" office:value="0.04395" calcext:value-type="float">
            <text:p>0.0439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9]/[.K29];10)" office:value-type="float" office:value="2.8769636364" calcext:value-type="float">
            <text:p>2.8769636364</text:p>
          </table:table-cell>
          <table:table-cell table:style-name="ce79" table:formula="of:=ROUND([.I29]/[.K29];10)" office:value-type="float" office:value="0.0007990909" calcext:value-type="float">
            <text:p>0.0007990909</text:p>
          </table:table-cell>
          <table:table-cell table:style-name="ce79" table:formula="of:=ROUND(([.I29]/[.K29])*1000;4)" office:value-type="float" office:value="0.7991" calcext:value-type="float">
            <text:p>0.799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10" office:value-type="float" office:value="321.303" calcext:value-type="float">
            <text:p>321.303</text:p>
          </table:table-cell>
          <table:table-cell table:style-name="ce79" table:formula="of:=ROUND([.H30]/3600;5)" office:value-type="float" office:value="0.08925" calcext:value-type="float">
            <text:p>0.08925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30]/[.K30];10)" office:value-type="float" office:value="3.0028317757" calcext:value-type="float">
            <text:p>3.0028317757</text:p>
          </table:table-cell>
          <table:table-cell table:style-name="ce79" table:formula="of:=ROUND([.I30]/[.K30];10)" office:value-type="float" office:value="0.0008341121" calcext:value-type="float">
            <text:p>0.0008341121</text:p>
          </table:table-cell>
          <table:table-cell table:style-name="ce79" table:formula="of:=ROUND(([.I30]/[.K30])*1000;4)" office:value-type="float" office:value="0.8341" calcext:value-type="float">
            <text:p>0.834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10" office:value-type="float" office:value="323.971" calcext:value-type="float">
            <text:p>323.971</text:p>
          </table:table-cell>
          <table:table-cell table:style-name="ce79" table:formula="of:=ROUND([.H31]/3600;5)" office:value-type="float" office:value="0.08999" calcext:value-type="float">
            <text:p>0.0899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31]/[.K31];10)" office:value-type="float" office:value="3.0277663551" calcext:value-type="float">
            <text:p>3.0277663551</text:p>
          </table:table-cell>
          <table:table-cell table:style-name="ce79" table:formula="of:=ROUND([.I31]/[.K31];10)" office:value-type="float" office:value="0.000841028" calcext:value-type="float">
            <text:p>0.000841028</text:p>
          </table:table-cell>
          <table:table-cell table:style-name="ce79" table:formula="of:=ROUND(([.I31]/[.K31])*1000;4)" office:value-type="float" office:value="0.841" calcext:value-type="float">
            <text:p>0.84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10" office:value-type="float" office:value="477.877" calcext:value-type="float">
            <text:p>477.877</text:p>
          </table:table-cell>
          <table:table-cell table:style-name="ce79" table:formula="of:=ROUND([.H32]/3600;5)" office:value-type="float" office:value="0.13274" calcext:value-type="float">
            <text:p>0.13274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[.H32]/[.K32];10)" office:value-type="float" office:value="3.0055157233" calcext:value-type="float">
            <text:p>3.0055157233</text:p>
          </table:table-cell>
          <table:table-cell table:style-name="ce79" table:formula="of:=ROUND([.I32]/[.K32];10)" office:value-type="float" office:value="0.0008348428" calcext:value-type="float">
            <text:p>0.0008348428</text:p>
          </table:table-cell>
          <table:table-cell table:style-name="ce79" table:formula="of:=ROUND(([.I32]/[.K32])*1000;4)" office:value-type="float" office:value="0.8348" calcext:value-type="float">
            <text:p>0.8348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29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46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10" office:value-type="float" office:value="157.209" calcext:value-type="float">
            <text:p>157.209</text:p>
          </table:table-cell>
          <table:table-cell table:style-name="ce79" table:formula="of:=ROUND([.H33]/3600;5)" office:value-type="float" office:value="0.04367" calcext:value-type="float">
            <text:p>0.04367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[.H33]/[.K33];10)" office:value-type="float" office:value="2.7105" calcext:value-type="float">
            <text:p>2.7105</text:p>
          </table:table-cell>
          <table:table-cell table:style-name="ce79" table:formula="of:=ROUND([.I33]/[.K33];10)" office:value-type="float" office:value="0.000752931" calcext:value-type="float">
            <text:p>0.000752931</text:p>
          </table:table-cell>
          <table:table-cell table:style-name="ce79" table:formula="of:=ROUND(([.I33]/[.K33])*1000;4)" office:value-type="float" office:value="0.7529" calcext:value-type="float">
            <text:p>0.7529</text:p>
          </table:table-cell>
          <table:table-cell table:style-name="ce82" table:formula="of:=AVERAGE([.J33:.J37])" office:value-type="float" office:value="2.942" calcext:value-type="float" table:number-columns-spanned="1" table:number-rows-spanned="5">
            <text:p>2.942</text:p>
          </table:table-cell>
          <table:table-cell table:style-name="ce82" table:formula="of:=AVERAGE([.N33:.N37])" office:value-type="float" office:value="0.75304" calcext:value-type="float" table:number-columns-spanned="1" table:number-rows-spanned="5">
            <text:p>0.75304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10" office:value-type="float" office:value="159.409" calcext:value-type="float">
            <text:p>159.409</text:p>
          </table:table-cell>
          <table:table-cell table:style-name="ce79" table:formula="of:=ROUND([.H34]/3600;5)" office:value-type="float" office:value="0.04428" calcext:value-type="float">
            <text:p>0.04428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[.H34]/[.K34];10)" office:value-type="float" office:value="2.7018474576" calcext:value-type="float">
            <text:p>2.7018474576</text:p>
          </table:table-cell>
          <table:table-cell table:style-name="ce79" table:formula="of:=ROUND([.I34]/[.K34];10)" office:value-type="float" office:value="0.0007505085" calcext:value-type="float">
            <text:p>0.0007505085</text:p>
          </table:table-cell>
          <table:table-cell table:style-name="ce79" table:formula="of:=ROUND(([.I34]/[.K34])*1000;4)" office:value-type="float" office:value="0.7505" calcext:value-type="float">
            <text:p>0.7505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10" office:value-type="float" office:value="318.269" calcext:value-type="float">
            <text:p>318.269</text:p>
          </table:table-cell>
          <table:table-cell table:style-name="ce79" table:formula="of:=ROUND([.H35]/3600;5)" office:value-type="float" office:value="0.08841" calcext:value-type="float">
            <text:p>0.08841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[.H35]/[.K35];10)" office:value-type="float" office:value="2.6971949153" calcext:value-type="float">
            <text:p>2.6971949153</text:p>
          </table:table-cell>
          <table:table-cell table:style-name="ce79" table:formula="of:=ROUND([.I35]/[.K35];10)" office:value-type="float" office:value="0.0007492373" calcext:value-type="float">
            <text:p>0.0007492373</text:p>
          </table:table-cell>
          <table:table-cell table:style-name="ce79" table:formula="of:=ROUND(([.I35]/[.K35])*1000;4)" office:value-type="float" office:value="0.7492" calcext:value-type="float">
            <text:p>0.7492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10" office:value-type="float" office:value="318.871" calcext:value-type="float">
            <text:p>318.871</text:p>
          </table:table-cell>
          <table:table-cell table:style-name="ce79" table:formula="of:=ROUND([.H36]/3600;5)" office:value-type="float" office:value="0.08858" calcext:value-type="float">
            <text:p>0.08858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[.H36]/[.K36];10)" office:value-type="float" office:value="2.7253931624" calcext:value-type="float">
            <text:p>2.7253931624</text:p>
          </table:table-cell>
          <table:table-cell table:style-name="ce79" table:formula="of:=ROUND([.I36]/[.K36];10)" office:value-type="float" office:value="0.000757094" calcext:value-type="float">
            <text:p>0.000757094</text:p>
          </table:table-cell>
          <table:table-cell table:style-name="ce79" table:formula="of:=ROUND(([.I36]/[.K36])*1000;4)" office:value-type="float" office:value="0.7571" calcext:value-type="float">
            <text:p>0.757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29"/>
          <table:covered-table-cell table:number-columns-repeated="2" table:style-name="ce10"/>
          <table:covered-table-cell table:style-name="ce46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10" office:value-type="float" office:value="481.421" calcext:value-type="float">
            <text:p>481.421</text:p>
          </table:table-cell>
          <table:table-cell table:style-name="ce79" table:formula="of:=ROUND([.H37]/3600;5)" office:value-type="float" office:value="0.13373" calcext:value-type="float">
            <text:p>0.13373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[.H37]/[.K37];10)" office:value-type="float" office:value="2.7198926554" calcext:value-type="float">
            <text:p>2.7198926554</text:p>
          </table:table-cell>
          <table:table-cell table:style-name="ce79" table:formula="of:=ROUND([.I37]/[.K37];10)" office:value-type="float" office:value="0.0007555367" calcext:value-type="float">
            <text:p>0.0007555367</text:p>
          </table:table-cell>
          <table:table-cell table:style-name="ce79" table:formula="of:=ROUND(([.I37]/[.K37])*1000;4)" office:value-type="float" office:value="0.7555" calcext:value-type="float">
            <text:p>0.7555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table-cell table:style-name="ce33" office:value-type="string" calcext:value-type="string" table:number-columns-spanned="1" table:number-rows-spanned="10">
            <text:p>YoloV5l</text:p>
            <text:p><text:span text:style-name="T1">(640 x 640)</text:span></text:p>
          </table:table-cell>
          <table:table-cell table:style-name="ce41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7" office:value-type="string" calcext:value-type="string" table:number-columns-spanned="1" table:number-rows-spanned="10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16" office:value-type="float" office:value="167.497" calcext:value-type="float">
            <text:p>167.497</text:p>
          </table:table-cell>
          <table:table-cell table:style-name="ce81" table:formula="of:=ROUND([.H38]/3600;5)" office:value-type="float" office:value="0.04653" calcext:value-type="float">
            <text:p>0.04653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[.H38]/[.K38];10)" office:value-type="float" office:value="5.23428125" calcext:value-type="float">
            <text:p>5.23428125</text:p>
          </table:table-cell>
          <table:table-cell table:style-name="ce81" table:formula="of:=ROUND([.I38]/[.K38];10)" office:value-type="float" office:value="0.0014540625" calcext:value-type="float">
            <text:p>0.0014540625</text:p>
          </table:table-cell>
          <table:table-cell table:style-name="ce81" table:formula="of:=ROUND(([.I38]/[.K38])*1000;4)" office:value-type="float" office:value="1.4541" calcext:value-type="float">
            <text:p>1.4541</text:p>
          </table:table-cell>
          <table:table-cell table:style-name="ce83" table:formula="of:=AVERAGE([.J38:.J42])" office:value-type="float" office:value="1.524" calcext:value-type="float" table:number-columns-spanned="1" table:number-rows-spanned="5">
            <text:p>1.524</text:p>
          </table:table-cell>
          <table:table-cell table:style-name="ce83" table:formula="of:=AVERAGE([.N38:.N42])" office:value-type="float" office:value="1.49916" calcext:value-type="float" table:number-columns-spanned="1" table:number-rows-spanned="5">
            <text:p>1.49916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16" office:value-type="float" office:value="164.892" calcext:value-type="float">
            <text:p>164.892</text:p>
          </table:table-cell>
          <table:table-cell table:style-name="ce81" table:formula="of:=ROUND([.H39]/3600;5)" office:value-type="float" office:value="0.0458" calcext:value-type="float">
            <text:p>0.0458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[.H39]/[.K39];10)" office:value-type="float" office:value="5.3190967742" calcext:value-type="float">
            <text:p>5.3190967742</text:p>
          </table:table-cell>
          <table:table-cell table:style-name="ce81" table:formula="of:=ROUND([.I39]/[.K39];10)" office:value-type="float" office:value="0.0014774194" calcext:value-type="float">
            <text:p>0.0014774194</text:p>
          </table:table-cell>
          <table:table-cell table:style-name="ce81" table:formula="of:=ROUND(([.I39]/[.K39])*1000;4)" office:value-type="float" office:value="1.4774" calcext:value-type="float">
            <text:p>1.477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16" office:value-type="float" office:value="332.391" calcext:value-type="float">
            <text:p>332.391</text:p>
          </table:table-cell>
          <table:table-cell table:style-name="ce81" table:formula="of:=ROUND([.H40]/3600;5)" office:value-type="float" office:value="0.09233" calcext:value-type="float">
            <text:p>0.09233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[.H40]/[.K40];10)" office:value-type="float" office:value="5.4490327869" calcext:value-type="float">
            <text:p>5.4490327869</text:p>
          </table:table-cell>
          <table:table-cell table:style-name="ce81" table:formula="of:=ROUND([.I40]/[.K40];10)" office:value-type="float" office:value="0.0015136066" calcext:value-type="float">
            <text:p>0.0015136066</text:p>
          </table:table-cell>
          <table:table-cell table:style-name="ce81" table:formula="of:=ROUND(([.I40]/[.K40])*1000;4)" office:value-type="float" office:value="1.5136" calcext:value-type="float">
            <text:p>1.513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335.282" calcext:value-type="float">
            <text:p>335.282</text:p>
          </table:table-cell>
          <table:table-cell table:style-name="ce81" table:formula="of:=ROUND([.H41]/3600;5)" office:value-type="float" office:value="0.09313" calcext:value-type="float">
            <text:p>0.09313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[.H41]/[.K41];10)" office:value-type="float" office:value="5.4077741935" calcext:value-type="float">
            <text:p>5.4077741935</text:p>
          </table:table-cell>
          <table:table-cell table:style-name="ce81" table:formula="of:=ROUND([.I41]/[.K41];10)" office:value-type="float" office:value="0.0015020968" calcext:value-type="float">
            <text:p>0.0015020968</text:p>
          </table:table-cell>
          <table:table-cell table:style-name="ce81" table:formula="of:=ROUND(([.I41]/[.K41])*1000;4)" office:value-type="float" office:value="1.5021" calcext:value-type="float">
            <text:p>1.5021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501.734" calcext:value-type="float">
            <text:p>501.734</text:p>
          </table:table-cell>
          <table:table-cell table:style-name="ce81" table:formula="of:=ROUND([.H42]/3600;5)" office:value-type="float" office:value="0.13937" calcext:value-type="float">
            <text:p>0.13937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[.H42]/[.K42];10)" office:value-type="float" office:value="5.5748222222" calcext:value-type="float">
            <text:p>5.5748222222</text:p>
          </table:table-cell>
          <table:table-cell table:style-name="ce81" table:formula="of:=ROUND([.I42]/[.K42];10)" office:value-type="float" office:value="0.0015485556" calcext:value-type="float">
            <text:p>0.0015485556</text:p>
          </table:table-cell>
          <table:table-cell table:style-name="ce81" table:formula="of:=ROUND(([.I42]/[.K42])*1000;4)" office:value-type="float" office:value="1.5486" calcext:value-type="float">
            <text:p>1.548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34"/>
          <table:table-cell table:style-name="ce41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4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16" office:value-type="float" office:value="166.989" calcext:value-type="float">
            <text:p>166.989</text:p>
          </table:table-cell>
          <table:table-cell table:style-name="ce81" table:formula="of:=ROUND([.H43]/3600;5)" office:value-type="float" office:value="0.04639" calcext:value-type="float">
            <text:p>0.04639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43]/[.K43];10)" office:value-type="float" office:value="4.9114411765" calcext:value-type="float">
            <text:p>4.9114411765</text:p>
          </table:table-cell>
          <table:table-cell table:style-name="ce81" table:formula="of:=ROUND([.I43]/[.K43];10)" office:value-type="float" office:value="0.0013644118" calcext:value-type="float">
            <text:p>0.0013644118</text:p>
          </table:table-cell>
          <table:table-cell table:style-name="ce81" table:formula="of:=ROUND(([.I43]/[.K43])*1000;4)" office:value-type="float" office:value="1.3644" calcext:value-type="float">
            <text:p>1.3644</text:p>
          </table:table-cell>
          <table:table-cell table:style-name="ce83" table:formula="of:=AVERAGE([.J43:.J47])" office:value-type="float" office:value="1.684" calcext:value-type="float" table:number-columns-spanned="1" table:number-rows-spanned="5">
            <text:p>1.684</text:p>
          </table:table-cell>
          <table:table-cell table:style-name="ce83" table:formula="of:=AVERAGE([.N43:.N47])" office:value-type="float" office:value="1.36144" calcext:value-type="float" table:number-columns-spanned="1" table:number-rows-spanned="5">
            <text:p>1.36144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16" office:value-type="float" office:value="166.146" calcext:value-type="float">
            <text:p>166.146</text:p>
          </table:table-cell>
          <table:table-cell table:style-name="ce81" table:formula="of:=ROUND([.H44]/3600;5)" office:value-type="float" office:value="0.04615" calcext:value-type="float">
            <text:p>0.04615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44]/[.K44];10)" office:value-type="float" office:value="4.8866470588" calcext:value-type="float">
            <text:p>4.8866470588</text:p>
          </table:table-cell>
          <table:table-cell table:style-name="ce81" table:formula="of:=ROUND([.I44]/[.K44];10)" office:value-type="float" office:value="0.0013573529" calcext:value-type="float">
            <text:p>0.0013573529</text:p>
          </table:table-cell>
          <table:table-cell table:style-name="ce81" table:formula="of:=ROUND(([.I44]/[.K44])*1000;4)" office:value-type="float" office:value="1.3574" calcext:value-type="float">
            <text:p>1.357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16" office:value-type="float" office:value="331.964" calcext:value-type="float">
            <text:p>331.964</text:p>
          </table:table-cell>
          <table:table-cell table:style-name="ce81" table:formula="of:=ROUND([.H45]/3600;5)" office:value-type="float" office:value="0.09221" calcext:value-type="float">
            <text:p>0.0922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45]/[.K45];10)" office:value-type="float" office:value="4.8818235294" calcext:value-type="float">
            <text:p>4.8818235294</text:p>
          </table:table-cell>
          <table:table-cell table:style-name="ce81" table:formula="of:=ROUND([.I45]/[.K45];10)" office:value-type="float" office:value="0.0013560294" calcext:value-type="float">
            <text:p>0.0013560294</text:p>
          </table:table-cell>
          <table:table-cell table:style-name="ce81" table:formula="of:=ROUND(([.I45]/[.K45])*1000;4)" office:value-type="float" office:value="1.356" calcext:value-type="float">
            <text:p>1.35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16" office:value-type="float" office:value="331.611" calcext:value-type="float">
            <text:p>331.611</text:p>
          </table:table-cell>
          <table:table-cell table:style-name="ce81" table:formula="of:=ROUND([.H46]/3600;5)" office:value-type="float" office:value="0.09211" calcext:value-type="float">
            <text:p>0.09211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46]/[.K46];10)" office:value-type="float" office:value="4.8766323529" calcext:value-type="float">
            <text:p>4.8766323529</text:p>
          </table:table-cell>
          <table:table-cell table:style-name="ce81" table:formula="of:=ROUND([.I46]/[.K46];10)" office:value-type="float" office:value="0.0013545588" calcext:value-type="float">
            <text:p>0.0013545588</text:p>
          </table:table-cell>
          <table:table-cell table:style-name="ce81" table:formula="of:=ROUND(([.I46]/[.K46])*1000;4)" office:value-type="float" office:value="1.3546" calcext:value-type="float">
            <text:p>1.354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34"/>
          <table:covered-table-cell table:number-columns-repeated="2" table:style-name="ce16"/>
          <table:covered-table-cell table:style-name="ce47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16" office:value-type="float" office:value="499.868" calcext:value-type="float">
            <text:p>499.868</text:p>
          </table:table-cell>
          <table:table-cell table:style-name="ce81" table:formula="of:=ROUND([.H47]/3600;5)" office:value-type="float" office:value="0.13885" calcext:value-type="float">
            <text:p>0.1388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[.H47]/[.K47];10)" office:value-type="float" office:value="4.9491881188" calcext:value-type="float">
            <text:p>4.9491881188</text:p>
          </table:table-cell>
          <table:table-cell table:style-name="ce81" table:formula="of:=ROUND([.I47]/[.K47];10)" office:value-type="float" office:value="0.0013747525" calcext:value-type="float">
            <text:p>0.0013747525</text:p>
          </table:table-cell>
          <table:table-cell table:style-name="ce81" table:formula="of:=ROUND(([.I47]/[.K47])*1000;4)" office:value-type="float" office:value="1.3748" calcext:value-type="float">
            <text:p>1.3748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table-cell table:style-name="ce35" office:value-type="string" calcext:value-type="string" table:number-columns-spanned="1" table:number-rows-spanned="10">
            <text:p>YoloV5x</text:p>
            <text:p><text:span text:style-name="T1">(640 x 640)</text:span></text:p>
          </table:table-cell>
          <table:table-cell table:style-name="ce4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2" office:value-type="string" calcext:value-type="string" table:number-columns-spanned="1" table:number-rows-spanned="10">
            <text:p>On LynSyn Status</text:p>
          </table:table-cell>
          <table:table-cell table:style-name="ce48" office:value-type="string" calcext:value-type="string" table:number-columns-spanned="1" table:number-rows-spanned="10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18" office:value-type="float" office:value="167.32" calcext:value-type="float">
            <text:p>167.32</text:p>
          </table:table-cell>
          <table:table-cell table:style-name="ce86" table:formula="of:=ROUND([.H48]/3600;5)" office:value-type="float" office:value="0.04648" calcext:value-type="float">
            <text:p>0.04648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8]/[.K48];10)" office:value-type="float" office:value="8.8063157895" calcext:value-type="float">
            <text:p>8.8063157895</text:p>
          </table:table-cell>
          <table:table-cell table:style-name="ce86" table:formula="of:=ROUND([.I48]/[.K48];10)" office:value-type="float" office:value="0.0024463158" calcext:value-type="float">
            <text:p>0.0024463158</text:p>
          </table:table-cell>
          <table:table-cell table:style-name="ce86" table:formula="of:=ROUND(([.I48]/[.K48])*1000;4)" office:value-type="float" office:value="2.4463" calcext:value-type="float">
            <text:p>2.4463</text:p>
          </table:table-cell>
          <table:table-cell table:style-name="ce84" table:formula="of:=AVERAGE([.J48:.J52])" office:value-type="float" office:value="0.892" calcext:value-type="float" table:number-columns-spanned="1" table:number-rows-spanned="5">
            <text:p>0.892</text:p>
          </table:table-cell>
          <table:table-cell table:style-name="ce84" table:formula="of:=AVERAGE([.N48:.N53])" office:value-type="float" office:value="2.57256666666667" calcext:value-type="float" table:number-columns-spanned="1" table:number-rows-spanned="5">
            <text:p>2.57256666666667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18" office:value-type="float" office:value="170.025" calcext:value-type="float">
            <text:p>170.025</text:p>
          </table:table-cell>
          <table:table-cell table:style-name="ce86" table:formula="of:=ROUND([.H49]/3600;5)" office:value-type="float" office:value="0.04723" calcext:value-type="float">
            <text:p>0.04723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9]/[.K49];10)" office:value-type="float" office:value="8.9486842105" calcext:value-type="float">
            <text:p>8.9486842105</text:p>
          </table:table-cell>
          <table:table-cell table:style-name="ce86" table:formula="of:=ROUND([.I49]/[.K49];10)" office:value-type="float" office:value="0.0024857895" calcext:value-type="float">
            <text:p>0.0024857895</text:p>
          </table:table-cell>
          <table:table-cell table:style-name="ce86" table:formula="of:=ROUND(([.I49]/[.K49])*1000;4)" office:value-type="float" office:value="2.4858" calcext:value-type="float">
            <text:p>2.4858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18" office:value-type="float" office:value="340.754" calcext:value-type="float">
            <text:p>340.754</text:p>
          </table:table-cell>
          <table:table-cell table:style-name="ce86" table:formula="of:=ROUND([.H50]/3600;5)" office:value-type="float" office:value="0.09465" calcext:value-type="float">
            <text:p>0.09465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50]/[.K50];10)" office:value-type="float" office:value="9.7358285714" calcext:value-type="float">
            <text:p>9.7358285714</text:p>
          </table:table-cell>
          <table:table-cell table:style-name="ce86" table:formula="of:=ROUND([.I50]/[.K50];10)" office:value-type="float" office:value="0.0027042857" calcext:value-type="float">
            <text:p>0.0027042857</text:p>
          </table:table-cell>
          <table:table-cell table:style-name="ce86" table:formula="of:=ROUND(([.I50]/[.K50])*1000;4)" office:value-type="float" office:value="2.7043" calcext:value-type="float">
            <text:p>2.7043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18" office:value-type="float" office:value="340.776" calcext:value-type="float">
            <text:p>340.776</text:p>
          </table:table-cell>
          <table:table-cell table:style-name="ce86" table:formula="of:=ROUND([.H51]/3600;5)" office:value-type="float" office:value="0.09466" calcext:value-type="float">
            <text:p>0.0946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51]/[.K51];10)" office:value-type="float" office:value="9.7364571429" calcext:value-type="float">
            <text:p>9.7364571429</text:p>
          </table:table-cell>
          <table:table-cell table:style-name="ce86" table:formula="of:=ROUND([.I51]/[.K51];10)" office:value-type="float" office:value="0.0027045714" calcext:value-type="float">
            <text:p>0.0027045714</text:p>
          </table:table-cell>
          <table:table-cell table:style-name="ce86" table:formula="of:=ROUND(([.I51]/[.K51])*1000;4)" office:value-type="float" office:value="2.7046" calcext:value-type="float">
            <text:p>2.7046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18" office:value-type="float" office:value="509.962" calcext:value-type="float">
            <text:p>509.962</text:p>
          </table:table-cell>
          <table:table-cell table:style-name="ce86" table:formula="of:=ROUND([.H52]/3600;5)" office:value-type="float" office:value="0.14166" calcext:value-type="float">
            <text:p>0.14166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[.H52]/[.K52];10)" office:value-type="float" office:value="9.4437407407" calcext:value-type="float">
            <text:p>9.4437407407</text:p>
          </table:table-cell>
          <table:table-cell table:style-name="ce86" table:formula="of:=ROUND([.I52]/[.K52];10)" office:value-type="float" office:value="0.0026233333" calcext:value-type="float">
            <text:p>0.0026233333</text:p>
          </table:table-cell>
          <table:table-cell table:style-name="ce86" table:formula="of:=ROUND(([.I52]/[.K52])*1000;4)" office:value-type="float" office:value="2.6233" calcext:value-type="float">
            <text:p>2.6233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36"/>
          <table:table-cell table:style-name="ce4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4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18" office:value-type="float" office:value="169.017" calcext:value-type="float">
            <text:p>169.017</text:p>
          </table:table-cell>
          <table:table-cell table:style-name="ce86" table:formula="of:=ROUND([.H53]/3600;5)" office:value-type="float" office:value="0.04695" calcext:value-type="float">
            <text:p>0.0469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53]/[.K53];10)" office:value-type="float" office:value="8.8956315789" calcext:value-type="float">
            <text:p>8.8956315789</text:p>
          </table:table-cell>
          <table:table-cell table:style-name="ce86" table:formula="of:=ROUND([.I53]/[.K53];10)" office:value-type="float" office:value="0.0024710526" calcext:value-type="float">
            <text:p>0.0024710526</text:p>
          </table:table-cell>
          <table:table-cell table:style-name="ce86" table:formula="of:=ROUND(([.I53]/[.K53])*1000;4)" office:value-type="float" office:value="2.4711" calcext:value-type="float">
            <text:p>2.4711</text:p>
          </table:table-cell>
          <table:table-cell table:style-name="ce84" table:formula="of:=AVERAGE([.J53:.J57])" office:value-type="float" office:value="0.952" calcext:value-type="float" table:number-columns-spanned="1" table:number-rows-spanned="5">
            <text:p>0.952</text:p>
          </table:table-cell>
          <table:table-cell table:style-name="ce84" table:formula="of:=AVERAGE([.N53:.N57])" office:value-type="float" office:value="2.44466" calcext:value-type="float" table:number-columns-spanned="1" table:number-rows-spanned="5">
            <text:p>2.44466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18" office:value-type="float" office:value="169.867" calcext:value-type="float">
            <text:p>169.867</text:p>
          </table:table-cell>
          <table:table-cell table:style-name="ce86" table:formula="of:=ROUND([.H54]/3600;5)" office:value-type="float" office:value="0.04719" calcext:value-type="float">
            <text:p>0.04719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[.H54]/[.K54];10)" office:value-type="float" office:value="8.49335" calcext:value-type="float">
            <text:p>8.49335</text:p>
          </table:table-cell>
          <table:table-cell table:style-name="ce86" table:formula="of:=ROUND([.I54]/[.K54];10)" office:value-type="float" office:value="0.0023595" calcext:value-type="float">
            <text:p>0.0023595</text:p>
          </table:table-cell>
          <table:table-cell table:style-name="ce86" table:formula="of:=ROUND(([.I54]/[.K54])*1000;4)" office:value-type="float" office:value="2.3595" calcext:value-type="float">
            <text:p>2.3595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18" office:value-type="float" office:value="338.263" calcext:value-type="float">
            <text:p>338.263</text:p>
          </table:table-cell>
          <table:table-cell table:style-name="ce86" table:formula="of:=ROUND([.H55]/3600;5)" office:value-type="float" office:value="0.09396" calcext:value-type="float">
            <text:p>0.09396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55]/[.K55];10)" office:value-type="float" office:value="8.9016578947" calcext:value-type="float">
            <text:p>8.9016578947</text:p>
          </table:table-cell>
          <table:table-cell table:style-name="ce86" table:formula="of:=ROUND([.I55]/[.K55];10)" office:value-type="float" office:value="0.0024726316" calcext:value-type="float">
            <text:p>0.0024726316</text:p>
          </table:table-cell>
          <table:table-cell table:style-name="ce86" table:formula="of:=ROUND(([.I55]/[.K55])*1000;4)" office:value-type="float" office:value="2.4726" calcext:value-type="float">
            <text:p>2.4726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18" office:value-type="float" office:value="339.131" calcext:value-type="float">
            <text:p>339.131</text:p>
          </table:table-cell>
          <table:table-cell table:style-name="ce86" table:formula="of:=ROUND([.H56]/3600;5)" office:value-type="float" office:value="0.0942" calcext:value-type="float">
            <text:p>0.094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56]/[.K56];10)" office:value-type="float" office:value="8.9245" calcext:value-type="float">
            <text:p>8.9245</text:p>
          </table:table-cell>
          <table:table-cell table:style-name="ce86" table:formula="of:=ROUND([.I56]/[.K56];10)" office:value-type="float" office:value="0.0024789474" calcext:value-type="float">
            <text:p>0.0024789474</text:p>
          </table:table-cell>
          <table:table-cell table:style-name="ce86" table:formula="of:=ROUND(([.I56]/[.K56])*1000;4)" office:value-type="float" office:value="2.4789" calcext:value-type="float">
            <text:p>2.4789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36"/>
          <table:covered-table-cell table:number-columns-repeated="2" table:style-name="ce18"/>
          <table:covered-table-cell table:style-name="ce48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18" office:value-type="float" office:value="509.722" calcext:value-type="float">
            <text:p>509.722</text:p>
          </table:table-cell>
          <table:table-cell table:style-name="ce86" table:formula="of:=ROUND([.H57]/3600;5)" office:value-type="float" office:value="0.14159" calcext:value-type="float">
            <text:p>0.14159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[.H57]/[.K57];10)" office:value-type="float" office:value="8.7883103448" calcext:value-type="float">
            <text:p>8.7883103448</text:p>
          </table:table-cell>
          <table:table-cell table:style-name="ce86" table:formula="of:=ROUND([.I57]/[.K57];10)" office:value-type="float" office:value="0.0024412069" calcext:value-type="float">
            <text:p>0.0024412069</text:p>
          </table:table-cell>
          <table:table-cell table:style-name="ce86" table:formula="of:=ROUND(([.I57]/[.K57])*1000;4)" office:value-type="float" office:value="2.4412" calcext:value-type="float">
            <text:p>2.4412</text:p>
          </table:table-cell>
          <table:covered-table-cell table:number-columns-repeated="2" table:style-name="ce67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5"/>
          <table:table-cell table:style-name="ce107" table:number-columns-repeated="1008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9:20:51.084594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3-30T22:31:06.343535734</dc:date>
    <meta:editing-duration>P3DT3H22M51S</meta:editing-duration>
    <meta:editing-cycles>268</meta:editing-cycles>
    <meta:document-statistic meta:table-count="1" meta:cell-count="594" meta:object-count="0"/>
  </office:meta>
</office:document-meta>
</file>